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48475" officeooo:paragraph-rsid="00048475" style:text-blinking="false" fo:background-color="transparent"/>
    </style:style>
    <style:style style:name="P2" style:family="paragraph" style:parent-style-name="Text_20_body">
      <style:text-properties officeooo:rsid="00048475" officeooo:paragraph-rsid="00048475"/>
    </style:style>
    <style:style style:name="P3" style:family="paragraph" style:parent-style-name="Text_20_body">
      <style:text-properties officeooo:rsid="000676f5" officeooo:paragraph-rsid="000676f5"/>
    </style:style>
    <style:style style:name="P4" style:family="paragraph" style:parent-style-name="Text_20_body">
      <style:paragraph-properties fo:margin-top="0cm" fo:margin-bottom="0cm" loext: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position="super 58%" style:font-name="Arial" fo:font-size="11pt" fo:font-style="italic" style:text-underline-style="none" fo:font-weight="normal" style:text-blinking="false" fo:background-color="transparent" loext:char-shading-value="0"/>
    </style:style>
    <style:style style:name="T5" style:family="text">
      <style:text-properties fo:font-style="italic"/>
    </style:style>
    <style:style style:name="T6"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366c2b4b-7fff-f888-a4d6-10e797f7b571"/><text:span text:style-name="T1">Le puceron du pois, </text:span><text:span text:style-name="T2">Acyrthosiphon pisum</text:span><text:span text:style-name="T1">, vit en association symbiotique obligatoire avec une bactérie </text:span><text:span text:style-name="T2">Buchnera aphidicola</text:span><text:span text:style-name="T1">, qui lui fournit des composés peu présents dans son milieu nutritif (i.e. acides aminés essentiels et vitamines). En retour, l’insecte procure à la bactérie un approvisionnement permanent en matières nutritives simples comme les sucres [3] et lui assure une niche écologique souvent peu compétitive au sein de cellules spécialisées : les bactériocytes [1]. </text:span><text:span text:style-name="T2">Acyrthosiphon pisum</text:span><text:span text:style-name="T3"> </text:span><text:span text:style-name="T1">est un insecte nuisible des cultures de légumineuses, notamment le pois et la luzerne. En détournant la sève phloémienne, le puceron peut provoquer l'avortement des fleurs et la diminution du poids moyen des graines. De plus, ce puceron peut être vecteur de certaines maladies virales affectant les plantes cultivées (i.e. la mosaïque jaune du haricot, la mosaïque du pois, mosaïque du concombre ou encore le luteovirus). Les dégâts ainsi engendrés sur les cultures sont estimés à plusieurs centaines de millions de dollars. L’association symbiotique entre le puceron du pois </text:span><text:span text:style-name="T2">et Buchnera aphidicola </text:span><text:span text:style-name="T1">est aujourd’hui le modèle par excellence en génomique des interactions notamment en raison de la disponibilité de leurs deux génomes [3], ainsi que des caractéristiques des cellules bactériocytaires dans ce modèle qui facilitent leur étude (i.e. cellules de grande taille, facilement individualisables). Une meilleure compréhension des processus mis en jeu dans cette association indispensable à la survie des deux organismes ouvre ainsi, de nouvelles perspectives pour la mise au point de méthodes alternatives de lutte contre le puceron du pois.</text:span></text:p>
      <text:p text:style-name="Text_20_body"><text:line-break/><text:span text:style-name="T1">Dans ce contexte, de nombreuses études transcriptomiques sont menées sur ce modèle afin d’étudier la dynamique d’expression des gènes au cours de la vie du puceron, dans un tissu particulier voire en condition de stress. A ce jour, environ 450 projets RNA-seq sont disponibles sur ce modèle. Face à cette quantité de données disponibles, le laboratoire BF2I (Biologie fonctionnelle, insectes et interactions), qui étudie les interactions biologiques complexes impliquant les insectes ravageurs, leurs bactéries symbiotiques intracellulaires et les plantes hôtes, a entrepris le développement d’une plateforme de visualisation des données RNA-seq. L’application existante, développée en R grâce au package </text:span><text:span text:style-name="T2">Shiny </text:span><text:span text:style-name="T1">[5], permet l’analyse de plusieurs jeux de données RNA-seq d’</text:span><text:span text:style-name="T2">Acyrthosiphon pisum</text:span><text:span text:style-name="T3"> </text:span><text:span text:style-name="T1">et offre la possibilité de visualiser et de comparer les valeurs d’expressions de gènes bruts ou normalisées au sein d’un même jeu de données ou entre différents jeux de données. L’application Shiny déployée, par le laboratoire BF2I, permet donc déjà de démocratiser l’accès et l’analyse des données transcriptomiques d’</text:span><text:span text:style-name="T2">Acyrthosiphon pisum. </text:span></text:p>
      <text:p text:style-name="P3"><text:span text:style-name="T2">Nettoyer l’intro</text:span></text:p>
      <text:p text:style-name="P2"><text:span text:style-name="T2">Je pense on aura pas trrop le tps de décrire l’ancienne appli enfin on verra</text:span></text:p>
      <text:p text:style-name="P2"><text:span text:style-name="T2"/></text:p>
      <text:p text:style-name="P2"><text:span text:style-name="T2">L’idée de l’appli est de pouvoir avoir accès et visualiser facilement l’ensemble des données transcriptomiques dispo sur NCBI et disponible par le BF2I. </text:span></text:p>
      <text:p text:style-name="P1"><text:bookmark text:name="docs-internal-guid-6316214f-7fff-97b0-c521-468a618f98b8"/><text:span text:style-name="T5">Environ 450 librairies sont disponibles sur NCBI.</text:span></text:p>
      <text:p text:style-name="P2"><text:span text:style-name="T2">Pour chaque librairie :</text:span></text:p>
      <text:p text:style-name="P2"><text:span text:style-name="T2">-mapping</text:span></text:p>
      <text:p text:style-name="P2"><text:span text:style-name="T2">-htseqcount → matrice de comptage ont été générés</text:span></text:p>
      <text:p text:style-name="P2"><text:span text:style-name="T2"/></text:p>
      <text:p text:style-name="P2"><text:span text:style-name="T2"/></text:p>
      <text:p text:style-name="P2"><text:soft-page-break/><text:span text:style-name="T2">Il nous avait <text:s/>donc été demandé en 1</text:span><text:span text:style-name="T4">er</text:span><text:span text:style-name="T2"> lieu d’intégrer ces 450 librairies a l’appli.</text:span></text:p>
      <text:p text:style-name="P2"><text:span text:style-name="T2">Nous avions aussi pour objectif d’intégrer une nouvelle méthode de normalisation</text:span></text:p>
      <text:p text:style-name="P2"><text:span text:style-name="T2">→ metode des ratio de moyenne géré par DESEQ2</text:span></text:p>
      <text:p text:style-name="P2"><text:span text:style-name="T2"><text:s/>Cette méthode viedrait en complément de la normalisation RPKM, TPM déjà dispo dans l’appli</text:span></text:p>
      <text:p text:style-name="P2"><text:span text:style-name="T2">De notre côté nous avons décidé d’utiliser <text:s/>du versionning pour le developpemtn</text:span></text:p>
      <text:p text:style-name="P2"><text:span text:style-name="T2">D’assurer la reproductibilité et la lisibilité avec tydiverse</text:span></text:p>
      <text:p text:style-name="P2"><text:span text:style-name="T2">Enfin plotly nous a permis d’ajouter de l’interactivité au figures.</text:span></text:p>
      <text:p text:style-name="P2"><text:span text:style-name="T2"/></text:p>
      <text:p text:style-name="P2"><text:span text:style-name="T2"/></text:p>
      <text:p text:style-name="P2"><text:span text:style-name="T2"/></text:p>
      <text:p text:style-name="P2"><text:span text:style-name="T2"/></text:p>
      <text:p text:style-name="P2"><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09:54:26.259162242</meta:creation-date>
    <dc:date>2020-12-16T10:05:42.371317930</dc:date>
    <meta:editing-duration>PT11M23S</meta:editing-duration>
    <meta:editing-cycles>2</meta:editing-cycles>
    <meta:generator>LibreOffice/6.4.3.2$Linux_X86_64 LibreOffice_project/40$Build-2</meta:generator>
    <meta:document-statistic meta:table-count="0" meta:image-count="0" meta:object-count="0" meta:page-count="2" meta:paragraph-count="16" meta:word-count="543" meta:character-count="3660" meta:non-whitespace-character-count="3127"/>
  </office:meta>
</office:document-meta>
</file>